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faf" officeooo:paragraph-rsid="000b0faf"/>
    </style:style>
    <style:style style:name="P2" style:family="paragraph" style:parent-style-name="Standard">
      <style:paragraph-properties fo:text-align="center" style:justify-single-word="false"/>
      <style:text-properties fo:font-size="14pt" fo:font-weight="bold" officeooo:rsid="000b0faf" officeooo:paragraph-rsid="000b0faf"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is Calleja</text:p>
      <text:p text:style-name="P2">Project 4 Cassandra Pros and Cons</text:p>
      <text:p text:style-name="P1"/>
      <text:p text:style-name="P1">Cassandra is best suited for distributed (multi-node) networks with many users transacting (reading and writing) with the schema all the time. Having a multitude of nodes (ex. servers) is preferred because Cassandra handles single point failure and load balancing naturally. Additionally, nodes in Cassandra are equipped to store data and adept at selecting the best node for each job request. Having many workers in this system makes it better.</text:p>
      <text:p text:style-name="P1"/>
      <text:p text:style-name="P1">Each node is a separate engine that delivers your queried data to you. This allows for very fast read-writes if the data (data model) is well aligned - meaning row keys are appropriate.</text:p>
      <text:p text:style-name="P1"/>
      <text:p text:style-name="P1">Cassandra does not support joins and this impacts the schema design: because tables cannot be linked, tables are the end-all-be-all. This has benefits and downsides. Benefits: queries are very fast. The schema is flexible. Downside: Thought into table design is needed each time facilitation of new query-types are necessary.</text:p>
      <text:p text:style-name="P1"/>
      <text:p text:style-name="P1">Table design is built around the query - this aligns the database with the its function for the end-user. Essentially, this allows for the database to be shaped by the application and not the other way around. Basically a table will be designed around the WHERE portion of an SQL statement: ex. WHERE year=1999 and dog = “dalmation”… in this case, year and dog would serve as the table's compound primary keys.</text:p>
      <text:p text:style-name="P1"/>
      <text:p text:style-name="P1">Data (columns) -stored in rows- need not be normalized. This allows appropriate data storage: we only store what is relevant - this does away with NULL, NA, etc. that we see in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2:04:23.607170788</meta:creation-date>
    <dc:date>2016-11-30T22:10:17.409896725</dc:date>
    <meta:editing-duration>PT5M54S</meta:editing-duration>
    <meta:editing-cycles>1</meta:editing-cycles>
    <meta:document-statistic meta:table-count="0" meta:image-count="0" meta:object-count="0" meta:page-count="1" meta:paragraph-count="7" meta:word-count="264" meta:character-count="1591" meta:non-whitespace-character-count="1334"/>
    <meta:generator>LibreOffice/5.0.3.2$Linux_X86_64 LibreOffice_project/00m0$Build-2</meta:generator>
  </office:meta>
</office:document-meta>
</file>